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547in"/>
    </style:style>
    <style:style style:name="co3" style:family="table-column">
      <style:table-column-properties fo:break-before="auto" style:column-width="1.1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3.5622in" svg:y="3.8917in">
            <draw:object draw:notify-on-update-of-ranges="Sheet1.A24:Sheet1.A24 Sheet1.A25:Sheet1.A34 Sheet1.B24:Sheet1.B24 Sheet1.B25:Sheet1.B34 Sheet1.C24:Sheet1.C24 Sheet1.C25:Sheet1.C3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3.4091in" svg:y="0.2173in">
            <draw:object draw:notify-on-update-of-ranges="Sheet1.A2:Sheet1.A2 Sheet1.A3:Sheet1.A12 Sheet1.B2:Sheet1.B2 Sheet1.B3:Sheet1.B12 Sheet1.C2:Sheet1.C2 Sheet1.C3:Sheet1.C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Resultados dos testes para a enumeração de hashis</text:p>
          </table:table-cell>
          <table:covered-table-cell table:number-columns-repeated="2"/>
        </table:table-row>
        <table:table-row table:style-name="ro1">
          <table:table-cell table:style-name="ce2" office:value-type="string" calcext:value-type="string">
            <text:p>Teste</text:p>
          </table:table-cell>
          <table:table-cell table:style-name="ce2" office:value-type="string" calcext:value-type="string">
            <text:p>Enumerar os hashis</text:p>
          </table:table-cell>
          <table:table-cell table:style-name="ce2" office:value-type="string" calcext:value-type="string">
            <text:p>Garçom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4026.53" calcext:value-type="float">
            <text:p>24026.53</text:p>
          </table:table-cell>
          <table:table-cell table:style-name="ce2" office:value-type="float" office:value="19265.9" calcext:value-type="float">
            <text:p>19265.9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3120.6" calcext:value-type="float">
            <text:p>23120.6</text:p>
          </table:table-cell>
          <table:table-cell table:style-name="ce2" office:value-type="float" office:value="17940.58" calcext:value-type="float">
            <text:p>17940.58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2565.5" calcext:value-type="float">
            <text:p>22565.5</text:p>
          </table:table-cell>
          <table:table-cell table:style-name="ce2" office:value-type="float" office:value="17991.55" calcext:value-type="float">
            <text:p>17991.55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2766.36" calcext:value-type="float">
            <text:p>22766.36</text:p>
          </table:table-cell>
          <table:table-cell table:style-name="ce2" office:value-type="float" office:value="18019.18" calcext:value-type="float">
            <text:p>18019.18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2151.8" calcext:value-type="float">
            <text:p>22151.8</text:p>
          </table:table-cell>
          <table:table-cell table:style-name="ce2" office:value-type="float" office:value="18317.63" calcext:value-type="float">
            <text:p>18317.63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22654.61" calcext:value-type="float">
            <text:p>22654.61</text:p>
          </table:table-cell>
          <table:table-cell table:style-name="ce2" office:value-type="float" office:value="18220.56" calcext:value-type="float">
            <text:p>18220.56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22980.83" calcext:value-type="float">
            <text:p>22980.83</text:p>
          </table:table-cell>
          <table:table-cell table:style-name="ce2" office:value-type="float" office:value="17846.86" calcext:value-type="float">
            <text:p>17846.86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1845.45" calcext:value-type="float">
            <text:p>21845.45</text:p>
          </table:table-cell>
          <table:table-cell table:style-name="ce2" office:value-type="float" office:value="18365.13" calcext:value-type="float">
            <text:p>18365.13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1731.65" calcext:value-type="float">
            <text:p>21731.65</text:p>
          </table:table-cell>
          <table:table-cell table:style-name="ce2" office:value-type="float" office:value="18474.06" calcext:value-type="float">
            <text:p>18474.06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2877.38" calcext:value-type="float">
            <text:p>22877.38</text:p>
          </table:table-cell>
          <table:table-cell table:style-name="ce2" office:value-type="float" office:value="18112.31" calcext:value-type="float">
            <text:p>18112.31</text:p>
          </table:table-cell>
        </table:table-row>
        <table:table-row table:style-name="ro1" table:number-rows-repeated="11">
          <table:table-cell table:number-columns-repeated="3"/>
        </table:table-row>
        <table:table-row table:style-name="ro1">
          <table:table-cell office:value-type="string" calcext:value-type="string">
            <text:p>Teste</text:p>
          </table:table-cell>
          <table:table-cell office:value-type="string" calcext:value-type="string">
            <text:p>Enumerar os hashis</text:p>
          </table:table-cell>
          <table:table-cell office:value-type="string" calcext:value-type="string">
            <text:p>Garç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.39" calcext:value-type="float">
            <text:p>42.39</text:p>
          </table:table-cell>
          <table:table-cell office:value-type="float" office:value="15.21" calcext:value-type="float">
            <text:p>15.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.19" calcext:value-type="float">
            <text:p>40.19</text:p>
          </table:table-cell>
          <table:table-cell office:value-type="float" office:value="16.57" calcext:value-type="float">
            <text:p>16.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.39" calcext:value-type="float">
            <text:p>40.39</text:p>
          </table:table-cell>
          <table:table-cell office:value-type="float" office:value="14.16" calcext:value-type="float">
            <text:p>14.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.35" calcext:value-type="float">
            <text:p>39.35</text:p>
          </table:table-cell>
          <table:table-cell office:value-type="float" office:value="14.72" calcext:value-type="float">
            <text:p>14.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.27" calcext:value-type="float">
            <text:p>38.27</text:p>
          </table:table-cell>
          <table:table-cell office:value-type="float" office:value="15.79" calcext:value-type="float">
            <text:p>15.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.98" calcext:value-type="float">
            <text:p>42.98</text:p>
          </table:table-cell>
          <table:table-cell office:value-type="float" office:value="15.44" calcext:value-type="float">
            <text:p>15.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8.59" calcext:value-type="float">
            <text:p>38.59</text:p>
          </table:table-cell>
          <table:table-cell office:value-type="float" office:value="13.2" calcext:value-type="float">
            <text:p>13.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.73" calcext:value-type="float">
            <text:p>39.73</text:p>
          </table:table-cell>
          <table:table-cell office:value-type="float" office:value="15.08" calcext:value-type="float">
            <text:p>15.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.3" calcext:value-type="float">
            <text:p>40.3</text:p>
          </table:table-cell>
          <table:table-cell office:value-type="float" office:value="15.7" calcext:value-type="float">
            <text:p>15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.6" calcext:value-type="float">
            <text:p>39.6</text:p>
          </table:table-cell>
          <table:table-cell office:value-type="float" office:value="14.6" calcext:value-type="float">
            <text:p>14.6</text:p>
          </table:table-cell>
        </table:table-row>
        <table:table-row table:style-name="ro1" table:number-rows-repeated="2">
          <table:table-cell table:style-name="ce2"/>
          <table:table-cell table:style-name="ce3" table:number-columns-repeated="2"/>
        </table:table-row>
        <table:table-row table:style-name="ro1">
          <table:table-cell table:style-name="ce2"/>
          <table:table-cell table:style-name="ce3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3" number:min-decimal-places="3" number:min-integer-digits="1" number:grouping="true"/>
    </number:number-style>
    <number:percentage-style style:name="N122">
      <number:number number:decimal-places="4" number:min-decimal-places="4" number:min-integer-digits="1"/>
      <number:text>%</number:text>
    </number:percentage-style>
    <number:percentage-style style:name="N121">
      <number:number number:decimal-places="3" number:min-decimal-places="3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1T17:48:45.906364513</meta:creation-date>
    <dc:date>2024-05-01T18:22:56.260524397</dc:date>
    <meta:editing-duration>PT8M34S</meta:editing-duration>
    <meta:editing-cycles>2</meta:editing-cycles>
    <meta:generator>LibreOffice/7.3.7.2$Linux_X86_64 LibreOffice_project/30$Build-2</meta:generator>
    <meta:document-statistic meta:table-count="1" meta:cell-count="67" meta:object-count="2"/>
    <meta:user-defined meta:name="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8cm" svg:y="0.316cm" chart:style-name="ch2">
          <text:p>Throughput entre as soluções</text:p>
        </chart:title>
        <chart:legend chart:legend-position="bottom" svg:x="4.723cm" svg:y="8.401cm" style:legend-expansion="wide" chart:style-name="ch3"/>
        <chart:plot-area chart:style-name="ch4" table:cell-range-address="Sheet1.A2:Sheet1.C12" chart:data-source-has-labels="both" svg:x="1.331cm" svg:y="1.275cm" svg:width="14.349cm" svg:height="5.781cm">
          <chart:coordinate-region svg:x="2.508cm" svg:y="1.474cm" svg:width="12.985cm" svg:height="4.935cm"/>
          <chart:axis chart:dimension="x" chart:name="primary-x" chart:style-name="ch5" chartooo:axis-type="auto">
            <chartooo:date-scale/>
            <chart:title svg:x="7.971cm" svg:y="7.236cm" chart:style-name="ch6">
              <text:p>Testes</text:p>
            </chart:title>
            <chart:categories table:cell-range-address="Sheet1.A3:Sheet1.A12"/>
          </chart:axis>
          <chart:axis chart:dimension="y" chart:name="primary-y" chart:style-name="ch5">
            <chart:title svg:x="0.451cm" svg:y="7.133cm" chart:style-name="ch7">
              <text:p>Ações de comer realizadas por segundo</text:p>
            </chart:title>
            <chart:grid chart:style-name="ch8" chart:class="major"/>
          </chart:axis>
          <chart:series chart:style-name="ch9" chart:values-cell-range-address="Sheet1.B3:Sheet1.B12" chart:label-cell-address="Sheet1.B2:Sheet1.B2" chart:class="chart:line">
            <chart:data-point chart:repeated="10"/>
          </chart:series>
          <chart:series chart:style-name="ch10" chart:values-cell-range-address="Sheet1.C3:Sheet1.C12" chart:label-cell-address="Sheet1.C2:Sheet1.C2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umerar os hashis</text:p>
                <draw:g>
                  <svg:desc>Sheet1.B2:Sheet1.B2</svg:desc>
                </draw:g>
              </table:table-cell>
              <table:table-cell office:value-type="string">
                <text:p>Garçom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3:Sheet1.A12</svg:desc>
                </draw:g>
              </table:table-cell>
              <table:table-cell office:value-type="float" office:value="24026.53">
                <text:p>24026.53</text:p>
                <draw:g>
                  <svg:desc>Sheet1.B3:Sheet1.B12</svg:desc>
                </draw:g>
              </table:table-cell>
              <table:table-cell office:value-type="float" office:value="19265.9">
                <text:p>19265.9</text:p>
                <draw:g>
                  <svg:desc>Sheet1.C3:Sheet1.C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3120.6">
                <text:p>23120.6</text:p>
              </table:table-cell>
              <table:table-cell office:value-type="float" office:value="17940.58">
                <text:p>17940.5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2565.5">
                <text:p>22565.5</text:p>
              </table:table-cell>
              <table:table-cell office:value-type="float" office:value="17991.55">
                <text:p>17991.5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2766.36">
                <text:p>22766.36</text:p>
              </table:table-cell>
              <table:table-cell office:value-type="float" office:value="18019.18">
                <text:p>18019.1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2151.8">
                <text:p>22151.8</text:p>
              </table:table-cell>
              <table:table-cell office:value-type="float" office:value="18317.63">
                <text:p>18317.6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2654.61">
                <text:p>22654.61</text:p>
              </table:table-cell>
              <table:table-cell office:value-type="float" office:value="18220.56">
                <text:p>18220.5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2980.83">
                <text:p>22980.83</text:p>
              </table:table-cell>
              <table:table-cell office:value-type="float" office:value="17846.86">
                <text:p>17846.8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1845.45">
                <text:p>21845.45</text:p>
              </table:table-cell>
              <table:table-cell office:value-type="float" office:value="18365.13">
                <text:p>18365.1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1731.65">
                <text:p>21731.65</text:p>
              </table:table-cell>
              <table:table-cell office:value-type="float" office:value="18474.06">
                <text:p>18474.0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877.38">
                <text:p>22877.38</text:p>
              </table:table-cell>
              <table:table-cell office:value-type="float" office:value="18112.31">
                <text:p>18112.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31cm" svg:y="0.316cm" chart:style-name="ch2">
          <text:p>Fairness entre as soluções</text:p>
        </chart:title>
        <chart:legend chart:legend-position="bottom" svg:x="4.723cm" svg:y="8.401cm" style:legend-expansion="wide" chart:style-name="ch3"/>
        <chart:plot-area chart:style-name="ch4" table:cell-range-address="Sheet1.A24:Sheet1.C34" chart:data-source-has-labels="both" svg:x="1.331cm" svg:y="1.275cm" svg:width="14.349cm" svg:height="5.781cm">
          <chart:coordinate-region svg:x="1.952cm" svg:y="1.474cm" svg:width="13.541cm" svg:height="4.935cm"/>
          <chart:axis chart:dimension="x" chart:name="primary-x" chart:style-name="ch5" chartooo:axis-type="auto">
            <chartooo:date-scale/>
            <chart:title svg:x="7.971cm" svg:y="7.236cm" chart:style-name="ch6">
              <text:p>Testes</text:p>
            </chart:title>
            <chart:categories table:cell-range-address="Sheet1.A25:Sheet1.A34"/>
          </chart:axis>
          <chart:axis chart:dimension="y" chart:name="primary-y" chart:style-name="ch5">
            <chart:title svg:x="0.451cm" svg:y="5.929cm" chart:style-name="ch7">
              <text:p>Coeficiente de variação</text:p>
            </chart:title>
            <chart:grid chart:style-name="ch8" chart:class="major"/>
          </chart:axis>
          <chart:series chart:style-name="ch9" chart:values-cell-range-address="Sheet1.B25:Sheet1.B34" chart:label-cell-address="Sheet1.B24:Sheet1.B24" chart:class="chart:line">
            <chart:data-point chart:repeated="10"/>
          </chart:series>
          <chart:series chart:style-name="ch10" chart:values-cell-range-address="Sheet1.C25:Sheet1.C34" chart:label-cell-address="Sheet1.C24:Sheet1.C24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umerar os hashis</text:p>
                <draw:g>
                  <svg:desc>Sheet1.B24:Sheet1.B24</svg:desc>
                </draw:g>
              </table:table-cell>
              <table:table-cell office:value-type="string">
                <text:p>Garçom</text:p>
                <draw:g>
                  <svg:desc>Sheet1.C24:Sheet1.C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5:Sheet1.A34</svg:desc>
                </draw:g>
              </table:table-cell>
              <table:table-cell office:value-type="float" office:value="42.39">
                <text:p>42.39</text:p>
                <draw:g>
                  <svg:desc>Sheet1.B25:Sheet1.B34</svg:desc>
                </draw:g>
              </table:table-cell>
              <table:table-cell office:value-type="float" office:value="15.21">
                <text:p>15.21</text:p>
                <draw:g>
                  <svg:desc>Sheet1.C25:Sheet1.C3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0.19">
                <text:p>40.19</text:p>
              </table:table-cell>
              <table:table-cell office:value-type="float" office:value="16.57">
                <text:p>16.5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0.39">
                <text:p>40.39</text:p>
              </table:table-cell>
              <table:table-cell office:value-type="float" office:value="14.16">
                <text:p>14.1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9.35">
                <text:p>39.35</text:p>
              </table:table-cell>
              <table:table-cell office:value-type="float" office:value="14.72">
                <text:p>14.7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8.27">
                <text:p>38.27</text:p>
              </table:table-cell>
              <table:table-cell office:value-type="float" office:value="15.79">
                <text:p>15.7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2.98">
                <text:p>42.98</text:p>
              </table:table-cell>
              <table:table-cell office:value-type="float" office:value="15.44">
                <text:p>15.4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8.59">
                <text:p>38.59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9.73">
                <text:p>39.73</text:p>
              </table:table-cell>
              <table:table-cell office:value-type="float" office:value="15.08">
                <text:p>15.0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0.3">
                <text:p>40.3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9.6">
                <text:p>39.6</text:p>
              </table:table-cell>
              <table:table-cell office:value-type="float" office:value="14.6">
                <text:p>14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